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PU (Laptop)" table:style-name="ta1">
        <table:shapes>
          <draw:frame draw:z-index="0" draw:style-name="gr1" draw:text-style-name="P1" svg:width="16.005cm" svg:height="8.992cm" svg:x="0.06cm" svg:y="6.4cm">
            <draw:object draw:notify-on-update-of-ranges="'CPU (Laptop)'.B4:'CPU (Laptop)'.F4 'CPU (Laptop)'.A5:'CPU (Laptop)'.A5 'CPU (Laptop)'.B5:'CPU (Laptop)'.F5 'CPU (Laptop)'.A6:'CPU (Laptop)'.A6 'CPU (Laptop)'.B6:'CPU (Laptop)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4cm" svg:height="8.992cm" svg:x="16.984cm" svg:y="6.4cm">
            <draw:object draw:notify-on-update-of-ranges="'CPU (Laptop)'.B9:'CPU (Laptop)'.F9 'CPU (Laptop)'.A10:'CPU (Laptop)'.A10 'CPU (Laptop)'.B10:'CPU (Laptop)'.F10 'CPU (Laptop)'.A11:'CPU (Laptop)'.A11 'CPU (Laptop)'.B11:'CPU (Laptop)'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rocessing Time</text:p>
          </table:table-cell>
          <table:table-cell table:number-columns-repeated="6"/>
          <table:table-cell office:value-type="string" calcext:value-type="string">
            <text:p>Video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tection</text:p>
          </table:table-cell>
          <table:table-cell table:number-columns-repeated="6"/>
          <table:table-cell office:value-type="string" calcext:value-type="string">
            <text:p>5G-MEDIA.mp4</text:p>
          </table:table-cell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nyYoloV2</text:p>
          </table:table-cell>
          <table:table-cell table:style-name="ce1" office:value-type="float" office:value="134886" calcext:value-type="float">
            <text:p>134886</text:p>
          </table:table-cell>
          <table:table-cell table:style-name="ce1" office:value-type="float" office:value="134911" calcext:value-type="float">
            <text:p>134911</text:p>
          </table:table-cell>
          <table:table-cell table:style-name="ce1" office:value-type="float" office:value="135148" calcext:value-type="float">
            <text:p>135148</text:p>
          </table:table-cell>
          <table:table-cell table:style-name="ce1" office:value-type="float" office:value="145900" calcext:value-type="float">
            <text:p>145900</text:p>
          </table:table-cell>
          <table:table-cell office:value-type="float" office:value="179328" calcext:value-type="float">
            <text:p>179328</text:p>
          </table:table-cell>
          <table:table-cell/>
          <table:table-cell office:value-type="float" office:value="129961" calcext:value-type="float">
            <text:p>129961</text:p>
          </table:table-cell>
        </table:table-row>
        <table:table-row table:style-name="ro1">
          <table:table-cell office:value-type="string" calcext:value-type="string">
            <text:p>SSDMobileNetV1</text:p>
          </table:table-cell>
          <table:table-cell table:style-name="ce1" office:value-type="float" office:value="254930" calcext:value-type="float">
            <text:p>254930</text:p>
          </table:table-cell>
          <table:table-cell table:style-name="ce1" office:value-type="float" office:value="357257" calcext:value-type="float">
            <text:p>357257</text:p>
          </table:table-cell>
          <table:table-cell table:style-name="ce1" office:value-type="float" office:value="471849" calcext:value-type="float">
            <text:p>471849</text:p>
          </table:table-cell>
          <table:table-cell table:style-name="ce1" office:value-type="float" office:value="574394" calcext:value-type="float">
            <text:p>574394</text:p>
          </table:table-cell>
          <table:table-cell office:value-type="float" office:value="714012" calcext:value-type="float">
            <text:p>714012</text:p>
          </table:table-cell>
          <table:table-cell/>
          <table:table-cell office:value-type="float" office:value="129961" calcext:value-type="float">
            <text:p>12996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cogni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nyYoloV2</text:p>
          </table:table-cell>
          <table:table-cell table:style-name="ce1" office:value-type="float" office:value="134883" calcext:value-type="float">
            <text:p>134883</text:p>
          </table:table-cell>
          <table:table-cell table:style-name="ce1" office:value-type="float" office:value="135057" calcext:value-type="float">
            <text:p>135057</text:p>
          </table:table-cell>
          <table:table-cell table:style-name="ce1" office:value-type="float" office:value="140105" calcext:value-type="float">
            <text:p>140105</text:p>
          </table:table-cell>
          <table:table-cell table:style-name="ce1" office:value-type="float" office:value="170689" calcext:value-type="float">
            <text:p>170689</text:p>
          </table:table-cell>
          <table:table-cell office:value-type="float" office:value="202413" calcext:value-type="float">
            <text:p>202413</text:p>
          </table:table-cell>
          <table:table-cell/>
          <table:table-cell office:value-type="float" office:value="129961" calcext:value-type="float">
            <text:p>129961</text:p>
          </table:table-cell>
        </table:table-row>
        <table:table-row table:style-name="ro1">
          <table:table-cell office:value-type="string" calcext:value-type="string">
            <text:p>SSDMobileNetV1</text:p>
          </table:table-cell>
          <table:table-cell table:style-name="ce1" office:value-type="float" office:value="267164" calcext:value-type="float">
            <text:p>267164</text:p>
          </table:table-cell>
          <table:table-cell table:style-name="ce1" office:value-type="float" office:value="414395" calcext:value-type="float">
            <text:p>414395</text:p>
          </table:table-cell>
          <table:table-cell table:style-name="ce1" office:value-type="float" office:value="531404" calcext:value-type="float">
            <text:p>531404</text:p>
          </table:table-cell>
          <table:table-cell table:style-name="ce1" office:value-type="float" office:value="648468" calcext:value-type="float">
            <text:p>648468</text:p>
          </table:table-cell>
          <table:table-cell office:value-type="float" office:value="782242" calcext:value-type="float">
            <text:p>782242</text:p>
          </table:table-cell>
          <table:table-cell/>
          <table:table-cell office:value-type="float" office:value="129961" calcext:value-type="float">
            <text:p>129961</text:p>
          </table:table-cell>
        </table:table-row>
      </table:table>
      <table:table table:name="CPU (Demokritos)" table:style-name="ta1">
        <table:shapes>
          <draw:frame draw:z-index="0" draw:style-name="gr1" draw:text-style-name="P1" svg:width="16.005cm" svg:height="8.992cm" svg:x="0.06cm" svg:y="6.4cm">
            <draw:object draw:notify-on-update-of-ranges="'CPU (Demokritos)'.B4:'CPU (Demokritos)'.F4 'CPU (Demokritos)'.A5:'CPU (Demokritos)'.A5 'CPU (Demokritos)'.B5:'CPU (Demokritos)'.F5 'CPU (Demokritos)'.A6:'CPU (Demokritos)'.A6 'CPU (Demokritos)'.B6:'CPU (Demokritos)'.F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04cm" svg:height="8.992cm" svg:x="16.984cm" svg:y="6.4cm">
            <draw:object draw:notify-on-update-of-ranges="'CPU (Demokritos)'.B9:'CPU (Demokritos)'.F9 'CPU (Demokritos)'.A10:'CPU (Demokritos)'.A10 'CPU (Demokritos)'.B10:'CPU (Demokritos)'.F10 'CPU (Demokritos)'.A11:'CPU (Demokritos)'.A11 'CPU (Demokritos)'.B11:'CPU (Demokritos)'.F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rocessing Time</text:p>
          </table:table-cell>
          <table:table-cell table:number-columns-repeated="6"/>
          <table:table-cell office:value-type="string" calcext:value-type="string">
            <text:p>Video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tection</text:p>
          </table:table-cell>
          <table:table-cell table:number-columns-repeated="6"/>
          <table:table-cell office:value-type="string" calcext:value-type="string">
            <text:p>5G-MEDIA.mp4</text:p>
          </table:table-cell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nyYoloV2</text:p>
          </table:table-cell>
          <table:table-cell table:style-name="ce1" office:value-type="float" office:value="134862" calcext:value-type="float">
            <text:p>134862</text:p>
          </table:table-cell>
          <table:table-cell table:style-name="ce1" office:value-type="float" office:value="134885" calcext:value-type="float">
            <text:p>134885</text:p>
          </table:table-cell>
          <table:table-cell table:style-name="ce1" office:value-type="float" office:value="134844" calcext:value-type="float">
            <text:p>134844</text:p>
          </table:table-cell>
          <table:table-cell table:style-name="ce1" office:value-type="float" office:value="134980" calcext:value-type="float">
            <text:p>134980</text:p>
          </table:table-cell>
          <table:table-cell office:value-type="float" office:value="135118" calcext:value-type="float">
            <text:p>135118</text:p>
          </table:table-cell>
          <table:table-cell/>
          <table:table-cell office:value-type="float" office:value="129961" calcext:value-type="float">
            <text:p>129961</text:p>
          </table:table-cell>
        </table:table-row>
        <table:table-row table:style-name="ro1">
          <table:table-cell office:value-type="string" calcext:value-type="string">
            <text:p>SSDMobileNetV1</text:p>
          </table:table-cell>
          <table:table-cell table:style-name="ce1" office:value-type="float" office:value="135154" calcext:value-type="float">
            <text:p>135154</text:p>
          </table:table-cell>
          <table:table-cell table:style-name="ce1" office:value-type="float" office:value="147356" calcext:value-type="float">
            <text:p>147356</text:p>
          </table:table-cell>
          <table:table-cell table:style-name="ce1" office:value-type="float" office:value="183105" calcext:value-type="float">
            <text:p>183105</text:p>
          </table:table-cell>
          <table:table-cell table:style-name="ce1" office:value-type="float" office:value="214400" calcext:value-type="float">
            <text:p>214400</text:p>
          </table:table-cell>
          <table:table-cell office:value-type="float" office:value="239198" calcext:value-type="float">
            <text:p>239198</text:p>
          </table:table-cell>
          <table:table-cell/>
          <table:table-cell office:value-type="float" office:value="129961" calcext:value-type="float">
            <text:p>12996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cogni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nyYoloV2</text:p>
          </table:table-cell>
          <table:table-cell table:style-name="ce1" office:value-type="float" office:value="134868" calcext:value-type="float">
            <text:p>134868</text:p>
          </table:table-cell>
          <table:table-cell table:style-name="ce1" office:value-type="float" office:value="134972" calcext:value-type="float">
            <text:p>134972</text:p>
          </table:table-cell>
          <table:table-cell table:style-name="ce1" office:value-type="float" office:value="135072" calcext:value-type="float">
            <text:p>135072</text:p>
          </table:table-cell>
          <table:table-cell table:style-name="ce1" office:value-type="float" office:value="135099" calcext:value-type="float">
            <text:p>135099</text:p>
          </table:table-cell>
          <table:table-cell office:value-type="float" office:value="135278" calcext:value-type="float">
            <text:p>135278</text:p>
          </table:table-cell>
          <table:table-cell/>
          <table:table-cell office:value-type="float" office:value="129961" calcext:value-type="float">
            <text:p>129961</text:p>
          </table:table-cell>
        </table:table-row>
        <table:table-row table:style-name="ro1">
          <table:table-cell office:value-type="string" calcext:value-type="string">
            <text:p>SSDMobileNetV1</text:p>
          </table:table-cell>
          <table:table-cell table:style-name="ce1" office:value-type="float" office:value="135317" calcext:value-type="float">
            <text:p>135317</text:p>
          </table:table-cell>
          <table:table-cell table:style-name="ce1" office:value-type="float" office:value="174340" calcext:value-type="float">
            <text:p>174340</text:p>
          </table:table-cell>
          <table:table-cell table:style-name="ce1" office:value-type="float" office:value="215427" calcext:value-type="float">
            <text:p>215427</text:p>
          </table:table-cell>
          <table:table-cell table:style-name="ce1" office:value-type="float" office:value="252172" calcext:value-type="float">
            <text:p>252172</text:p>
          </table:table-cell>
          <table:table-cell office:value-type="float" office:value="290342" calcext:value-type="float">
            <text:p>290342</text:p>
          </table:table-cell>
          <table:table-cell/>
          <table:table-cell office:value-type="float" office:value="129961" calcext:value-type="float">
            <text:p>129961</text:p>
          </table:table-cell>
        </table:table-row>
      </table:table>
      <table:table table:name="GPU (Demokritos)" table:style-name="ta1">
        <table:shapes>
          <draw:frame draw:z-index="0" draw:style-name="gr1" draw:text-style-name="P1" svg:width="16.005cm" svg:height="8.992cm" svg:x="0.06cm" svg:y="6.4cm">
            <draw:object draw:notify-on-update-of-ranges="'GPU (Demokritos)'.B4:'GPU (Demokritos)'.F4 'GPU (Demokritos)'.A5:'GPU (Demokritos)'.A5 'GPU (Demokritos)'.B5:'GPU (Demokritos)'.F5 'GPU (Demokritos)'.A6:'GPU (Demokritos)'.A6 'GPU (Demokritos)'.B6:'GPU (Demokritos)'.F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.004cm" svg:height="8.992cm" svg:x="16.984cm" svg:y="6.4cm">
            <draw:object draw:notify-on-update-of-ranges="'GPU (Demokritos)'.B9:'GPU (Demokritos)'.F9 'GPU (Demokritos)'.A10:'GPU (Demokritos)'.A10 'GPU (Demokritos)'.B10:'GPU (Demokritos)'.F10 'GPU (Demokritos)'.A11:'GPU (Demokritos)'.A11 'GPU (Demokritos)'.B11:'GPU (Demokritos)'.F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rocessing Time</text:p>
          </table:table-cell>
          <table:table-cell table:number-columns-repeated="6"/>
          <table:table-cell office:value-type="string" calcext:value-type="string">
            <text:p>Video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tection</text:p>
          </table:table-cell>
          <table:table-cell table:number-columns-repeated="6"/>
          <table:table-cell office:value-type="string" calcext:value-type="string">
            <text:p>5G-MEDIA.mp4</text:p>
          </table:table-cell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nyYoloV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9961" calcext:value-type="float">
            <text:p>129961</text:p>
          </table:table-cell>
        </table:table-row>
        <table:table-row table:style-name="ro1">
          <table:table-cell office:value-type="string" calcext:value-type="string">
            <text:p>SSDMobileNetV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9961" calcext:value-type="float">
            <text:p>12996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cogni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nyYoloV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9961" calcext:value-type="float">
            <text:p>129961</text:p>
          </table:table-cell>
        </table:table-row>
        <table:table-row table:style-name="ro1">
          <table:table-cell office:value-type="string" calcext:value-type="string">
            <text:p>SSDMobileNetV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9961" calcext:value-type="float">
            <text:p>1299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.00.0000</text:date>, <text:time style:data-style-name="N2" text:time-value="02:14:23.8619757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5T00:02:24.537387718</meta:creation-date>
    <dc:date>2020-02-26T03:29:01.459836791</dc:date>
    <meta:editing-duration>PT23M12S</meta:editing-duration>
    <meta:editing-cycles>5</meta:editing-cycles>
    <meta:generator>LibreOffice/6.4.0.3$Linux_X86_64 LibreOffice_project/a0bff4025e9a3a1ad7a2bba561fd78d173e2dc11</meta:generator>
    <meta:document-statistic meta:table-count="3" meta:cell-count="141" meta:object-count="6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6cm" svg:height="8.993cm" xlink:href=".." xlink:type="simple" chart:class="chart:line" chart:style-name="ch1">
        <chart:title svg:x="6.293cm" svg:y="0.315cm" chart:style-name="ch2">
          <text:p>Detection (CPU)</text:p>
        </chart:title>
        <chart:subtitle svg:x="4.665cm" svg:y="1.273cm" chart:style-name="ch3">
          <text:p>Video: 5G-MEDIA.mp4 (00:02:09.961)</text:p>
        </chart:subtitle>
        <chart:legend chart:legend-position="end" svg:x="11.99cm" svg:y="3.948cm" style:legend-expansion="high" chart:style-name="ch4"/>
        <chart:plot-area chart:style-name="ch5" table:cell-range-address="'CPU (Laptop)'.A4:'CPU (Laptop)'.F6" chart:data-source-has-labels="both" svg:x="1.331cm" svg:y="2.135cm" svg:width="10.339cm" svg:height="5.698cm">
          <chartooo:coordinate-region svg:x="2.693cm" svg:y="2.334cm" svg:width="8.79cm" svg:height="4.852cm"/>
          <chart:axis chart:dimension="x" chart:name="primary-x" chart:style-name="ch6" chartooo:axis-type="auto">
            <chartooo:date-scale/>
            <chart:title svg:x="6.231cm" svg:y="8.012cm" chart:style-name="ch7">
              <text:p>fps</text:p>
            </chart:title>
            <chart:categories table:cell-range-address="'CPU (Laptop)'.B4:'CPU (Laptop)'.F4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5.253cm" chart:style-name="ch10">
              <text:p>ms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'CPU (Laptop)'.B5:'CPU (Laptop)'.F5" chart:label-cell-address="'CPU (Laptop)'.A5:'CPU (Laptop)'.A5" chart:class="chart:line">
            <chart:data-point chart:repeated="5"/>
          </chart:series>
          <chart:series chart:style-name="ch12" chart:values-cell-range-address="'CPU (Laptop)'.B6:'CPU (Laptop)'.F6" chart:label-cell-address="'CPU (Laptop)'.A6:'CPU (Laptop)'.A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CPU (Laptop)'.B4:'CPU (Laptop)'.F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TinyYoloV2</text:p>
                <draw:g>
                  <svg:desc>'CPU (Laptop)'.A5:'CPU (Laptop)'.A5</svg:desc>
                </draw:g>
              </table:table-cell>
              <table:table-cell office:value-type="float" office:value="134886">
                <text:p>134886</text:p>
                <draw:g>
                  <svg:desc>'CPU (Laptop)'.B5:'CPU (Laptop)'.F5</svg:desc>
                </draw:g>
              </table:table-cell>
              <table:table-cell office:value-type="float" office:value="134911">
                <text:p>134911</text:p>
              </table:table-cell>
              <table:table-cell office:value-type="float" office:value="135148">
                <text:p>135148</text:p>
              </table:table-cell>
              <table:table-cell office:value-type="float" office:value="145900">
                <text:p>145900</text:p>
              </table:table-cell>
              <table:table-cell office:value-type="float" office:value="179328">
                <text:p>179328</text:p>
              </table:table-cell>
            </table:table-row>
            <table:table-row>
              <table:table-cell office:value-type="string">
                <text:p>SSDMobileNetV1</text:p>
                <draw:g>
                  <svg:desc>'CPU (Laptop)'.A6:'CPU (Laptop)'.A6</svg:desc>
                </draw:g>
              </table:table-cell>
              <table:table-cell office:value-type="float" office:value="254930">
                <text:p>254930</text:p>
                <draw:g>
                  <svg:desc>'CPU (Laptop)'.B6:'CPU (Laptop)'.F6</svg:desc>
                </draw:g>
              </table:table-cell>
              <table:table-cell office:value-type="float" office:value="357257">
                <text:p>357257</text:p>
              </table:table-cell>
              <table:table-cell office:value-type="float" office:value="471849">
                <text:p>471849</text:p>
              </table:table-cell>
              <table:table-cell office:value-type="float" office:value="574394">
                <text:p>574394</text:p>
              </table:table-cell>
              <table:table-cell office:value-type="float" office:value="714012">
                <text:p>7140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a0bff4025e9a3a1ad7a2bba561fd78d173e2dc1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8.993cm" xlink:href=".." xlink:type="simple" chart:class="chart:line" chart:style-name="ch1">
        <chart:title svg:x="6.067cm" svg:y="0.315cm" chart:style-name="ch2">
          <text:p>Recognition (CPU)</text:p>
        </chart:title>
        <chart:subtitle svg:x="2.6cm" svg:y="1.273cm" chart:style-name="ch3">
          <text:p>Video: 5G-MEDIA.mp4 (00:02:09.961), Trainingset: 40 Images</text:p>
        </chart:subtitle>
        <chart:legend chart:legend-position="end" svg:x="11.989cm" svg:y="3.948cm" style:legend-expansion="high" chart:style-name="ch4"/>
        <chart:plot-area chart:style-name="ch5" table:cell-range-address="'CPU (Laptop)'.A9:'CPU (Laptop)'.F11" chart:data-source-has-labels="both" svg:x="1.331cm" svg:y="2.135cm" svg:width="10.338cm" svg:height="5.698cm">
          <chartooo:coordinate-region svg:x="2.693cm" svg:y="2.334cm" svg:width="8.789cm" svg:height="4.852cm"/>
          <chart:axis chart:dimension="x" chart:name="primary-x" chart:style-name="ch6" chartooo:axis-type="auto">
            <chartooo:date-scale/>
            <chart:title svg:x="6.231cm" svg:y="8.012cm" chart:style-name="ch7">
              <text:p>fps</text:p>
            </chart:title>
            <chart:categories table:cell-range-address="'CPU (Laptop)'.B9:'CPU (Laptop)'.F9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5.253cm" chart:style-name="ch10">
              <text:p>ms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'CPU (Laptop)'.B10:'CPU (Laptop)'.F10" chart:label-cell-address="'CPU (Laptop)'.A10:'CPU (Laptop)'.A10" chart:class="chart:line">
            <chart:data-point chart:repeated="5"/>
          </chart:series>
          <chart:series chart:style-name="ch12" chart:values-cell-range-address="'CPU (Laptop)'.B11:'CPU (Laptop)'.F11" chart:label-cell-address="'CPU (Laptop)'.A11:'CPU (Laptop)'.A1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CPU (Laptop)'.B9:'CPU (Laptop)'.F9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TinyYoloV2</text:p>
                <draw:g>
                  <svg:desc>'CPU (Laptop)'.A10:'CPU (Laptop)'.A10</svg:desc>
                </draw:g>
              </table:table-cell>
              <table:table-cell office:value-type="float" office:value="134883">
                <text:p>134883</text:p>
                <draw:g>
                  <svg:desc>'CPU (Laptop)'.B10:'CPU (Laptop)'.F10</svg:desc>
                </draw:g>
              </table:table-cell>
              <table:table-cell office:value-type="float" office:value="135057">
                <text:p>135057</text:p>
              </table:table-cell>
              <table:table-cell office:value-type="float" office:value="140105">
                <text:p>140105</text:p>
              </table:table-cell>
              <table:table-cell office:value-type="float" office:value="170689">
                <text:p>170689</text:p>
              </table:table-cell>
              <table:table-cell office:value-type="float" office:value="202413">
                <text:p>202413</text:p>
              </table:table-cell>
            </table:table-row>
            <table:table-row>
              <table:table-cell office:value-type="string">
                <text:p>SSDMobileNetV1</text:p>
                <draw:g>
                  <svg:desc>'CPU (Laptop)'.A11:'CPU (Laptop)'.A11</svg:desc>
                </draw:g>
              </table:table-cell>
              <table:table-cell office:value-type="float" office:value="267164">
                <text:p>267164</text:p>
                <draw:g>
                  <svg:desc>'CPU (Laptop)'.B11:'CPU (Laptop)'.F11</svg:desc>
                </draw:g>
              </table:table-cell>
              <table:table-cell office:value-type="float" office:value="414395">
                <text:p>414395</text:p>
              </table:table-cell>
              <table:table-cell office:value-type="float" office:value="531404">
                <text:p>531404</text:p>
              </table:table-cell>
              <table:table-cell office:value-type="float" office:value="648468">
                <text:p>648468</text:p>
              </table:table-cell>
              <table:table-cell office:value-type="float" office:value="782242">
                <text:p>7822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a0bff4025e9a3a1ad7a2bba561fd78d173e2dc1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6cm" svg:height="8.993cm" xlink:href=".." xlink:type="simple" chart:class="chart:line" chart:style-name="ch1">
        <chart:title svg:x="5.023cm" svg:y="0.315cm" chart:style-name="ch2">
          <text:p>Detection (CPU, Demokritos)</text:p>
        </chart:title>
        <chart:subtitle svg:x="4.665cm" svg:y="1.273cm" chart:style-name="ch3">
          <text:p>Video: 5G-MEDIA.mp4 (00:02:09.961)</text:p>
        </chart:subtitle>
        <chart:legend chart:legend-position="end" svg:x="11.99cm" svg:y="3.948cm" style:legend-expansion="high" chart:style-name="ch4"/>
        <chart:plot-area chart:style-name="ch5" table:cell-range-address="'CPU (Demokritos)'.A4:'CPU (Demokritos)'.F6" chart:data-source-has-labels="both" svg:x="1.331cm" svg:y="2.135cm" svg:width="10.339cm" svg:height="5.698cm">
          <chartooo:coordinate-region svg:x="2.693cm" svg:y="2.334cm" svg:width="8.79cm" svg:height="4.852cm"/>
          <chart:axis chart:dimension="x" chart:name="primary-x" chart:style-name="ch6" chartooo:axis-type="auto">
            <chartooo:date-scale/>
            <chart:title svg:x="6.231cm" svg:y="8.012cm" chart:style-name="ch7">
              <text:p>fps</text:p>
            </chart:title>
            <chart:categories table:cell-range-address="'CPU (Demokritos)'.B4:'CPU (Demokritos)'.F4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5.253cm" chart:style-name="ch10">
              <text:p>ms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'CPU (Demokritos)'.B5:'CPU (Demokritos)'.F5" chart:label-cell-address="'CPU (Demokritos)'.A5:'CPU (Demokritos)'.A5" chart:class="chart:line">
            <chart:data-point chart:repeated="5"/>
          </chart:series>
          <chart:series chart:style-name="ch12" chart:values-cell-range-address="'CPU (Demokritos)'.B6:'CPU (Demokritos)'.F6" chart:label-cell-address="'CPU (Demokritos)'.A6:'CPU (Demokritos)'.A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CPU (Demokritos)'.B4:'CPU (Demokritos)'.F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TinyYoloV2</text:p>
                <draw:g>
                  <svg:desc>'CPU (Demokritos)'.A5:'CPU (Demokritos)'.A5</svg:desc>
                </draw:g>
              </table:table-cell>
              <table:table-cell office:value-type="float" office:value="134862">
                <text:p>134862</text:p>
                <draw:g>
                  <svg:desc>'CPU (Demokritos)'.B5:'CPU (Demokritos)'.F5</svg:desc>
                </draw:g>
              </table:table-cell>
              <table:table-cell office:value-type="float" office:value="134885">
                <text:p>134885</text:p>
              </table:table-cell>
              <table:table-cell office:value-type="float" office:value="134844">
                <text:p>134844</text:p>
              </table:table-cell>
              <table:table-cell office:value-type="float" office:value="134980">
                <text:p>134980</text:p>
              </table:table-cell>
              <table:table-cell office:value-type="float" office:value="135118">
                <text:p>135118</text:p>
              </table:table-cell>
            </table:table-row>
            <table:table-row>
              <table:table-cell office:value-type="string">
                <text:p>SSDMobileNetV1</text:p>
                <draw:g>
                  <svg:desc>'CPU (Demokritos)'.A6:'CPU (Demokritos)'.A6</svg:desc>
                </draw:g>
              </table:table-cell>
              <table:table-cell office:value-type="float" office:value="135154">
                <text:p>135154</text:p>
                <draw:g>
                  <svg:desc>'CPU (Demokritos)'.B6:'CPU (Demokritos)'.F6</svg:desc>
                </draw:g>
              </table:table-cell>
              <table:table-cell office:value-type="float" office:value="147356">
                <text:p>147356</text:p>
              </table:table-cell>
              <table:table-cell office:value-type="float" office:value="183105">
                <text:p>183105</text:p>
              </table:table-cell>
              <table:table-cell office:value-type="float" office:value="214400">
                <text:p>214400</text:p>
              </table:table-cell>
              <table:table-cell office:value-type="float" office:value="239198">
                <text:p>2391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a0bff4025e9a3a1ad7a2bba561fd78d173e2dc1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4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8.993cm" xlink:href=".." xlink:type="simple" chart:class="chart:line" chart:style-name="ch1">
        <chart:title svg:x="4.797cm" svg:y="0.315cm" chart:style-name="ch2">
          <text:p>Recognition (CPU, Demokritos)</text:p>
        </chart:title>
        <chart:subtitle svg:x="2.6cm" svg:y="1.273cm" chart:style-name="ch3">
          <text:p>Video: 5G-MEDIA.mp4 (00:02:09.961), Trainingset: 40 Images</text:p>
        </chart:subtitle>
        <chart:legend chart:legend-position="end" svg:x="11.989cm" svg:y="3.948cm" style:legend-expansion="high" chart:style-name="ch4"/>
        <chart:plot-area chart:style-name="ch5" table:cell-range-address="'CPU (Demokritos)'.A9:'CPU (Demokritos)'.F11" chart:data-source-has-labels="both" svg:x="1.331cm" svg:y="2.135cm" svg:width="10.338cm" svg:height="5.698cm">
          <chartooo:coordinate-region svg:x="2.693cm" svg:y="2.334cm" svg:width="8.789cm" svg:height="4.852cm"/>
          <chart:axis chart:dimension="x" chart:name="primary-x" chart:style-name="ch6" chartooo:axis-type="auto">
            <chartooo:date-scale/>
            <chart:title svg:x="6.231cm" svg:y="8.012cm" chart:style-name="ch7">
              <text:p>fps</text:p>
            </chart:title>
            <chart:categories table:cell-range-address="'CPU (Demokritos)'.B9:'CPU (Demokritos)'.F9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5.253cm" chart:style-name="ch10">
              <text:p>ms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'CPU (Demokritos)'.B10:'CPU (Demokritos)'.F10" chart:label-cell-address="'CPU (Demokritos)'.A10:'CPU (Demokritos)'.A10" chart:class="chart:line">
            <chart:data-point chart:repeated="5"/>
          </chart:series>
          <chart:series chart:style-name="ch12" chart:values-cell-range-address="'CPU (Demokritos)'.B11:'CPU (Demokritos)'.F11" chart:label-cell-address="'CPU (Demokritos)'.A11:'CPU (Demokritos)'.A1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CPU (Demokritos)'.B9:'CPU (Demokritos)'.F9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TinyYoloV2</text:p>
                <draw:g>
                  <svg:desc>'CPU (Demokritos)'.A10:'CPU (Demokritos)'.A10</svg:desc>
                </draw:g>
              </table:table-cell>
              <table:table-cell office:value-type="float" office:value="134868">
                <text:p>134868</text:p>
                <draw:g>
                  <svg:desc>'CPU (Demokritos)'.B10:'CPU (Demokritos)'.F10</svg:desc>
                </draw:g>
              </table:table-cell>
              <table:table-cell office:value-type="float" office:value="134972">
                <text:p>134972</text:p>
              </table:table-cell>
              <table:table-cell office:value-type="float" office:value="135072">
                <text:p>135072</text:p>
              </table:table-cell>
              <table:table-cell office:value-type="float" office:value="135099">
                <text:p>135099</text:p>
              </table:table-cell>
              <table:table-cell office:value-type="float" office:value="135278">
                <text:p>135278</text:p>
              </table:table-cell>
            </table:table-row>
            <table:table-row>
              <table:table-cell office:value-type="string">
                <text:p>SSDMobileNetV1</text:p>
                <draw:g>
                  <svg:desc>'CPU (Demokritos)'.A11:'CPU (Demokritos)'.A11</svg:desc>
                </draw:g>
              </table:table-cell>
              <table:table-cell office:value-type="float" office:value="135317">
                <text:p>135317</text:p>
                <draw:g>
                  <svg:desc>'CPU (Demokritos)'.B11:'CPU (Demokritos)'.F11</svg:desc>
                </draw:g>
              </table:table-cell>
              <table:table-cell office:value-type="float" office:value="174340">
                <text:p>174340</text:p>
              </table:table-cell>
              <table:table-cell office:value-type="float" office:value="215427">
                <text:p>215427</text:p>
              </table:table-cell>
              <table:table-cell office:value-type="float" office:value="252172">
                <text:p>252172</text:p>
              </table:table-cell>
              <table:table-cell office:value-type="float" office:value="290342">
                <text:p>2903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a0bff4025e9a3a1ad7a2bba561fd78d173e2dc1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5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6cm" svg:height="8.993cm" xlink:href=".." xlink:type="simple" chart:class="chart:line" chart:style-name="ch1">
        <chart:title svg:x="5.009cm" svg:y="0.315cm" chart:style-name="ch2">
          <text:p>Detection (GPU, Demokritos)</text:p>
        </chart:title>
        <chart:subtitle svg:x="4.665cm" svg:y="1.273cm" chart:style-name="ch3">
          <text:p>Video: 5G-MEDIA.mp4 (00:02:09.961)</text:p>
        </chart:subtitle>
        <chart:legend chart:legend-position="end" svg:x="11.99cm" svg:y="3.948cm" style:legend-expansion="high" chart:style-name="ch4"/>
        <chart:plot-area chart:style-name="ch5" table:cell-range-address="'GPU (Demokritos)'.A4:'GPU (Demokritos)'.F6" chart:data-source-has-labels="both" svg:x="1.331cm" svg:y="2.135cm" svg:width="10.339cm" svg:height="5.698cm">
          <chartooo:coordinate-region svg:x="2.058cm" svg:y="2.334cm" svg:width="9.425cm" svg:height="4.852cm"/>
          <chart:axis chart:dimension="x" chart:name="primary-x" chart:style-name="ch6" chartooo:axis-type="auto">
            <chartooo:date-scale/>
            <chart:title svg:x="6.231cm" svg:y="8.012cm" chart:style-name="ch7">
              <text:p>fps</text:p>
            </chart:title>
            <chart:categories table:cell-range-address="'GPU (Demokritos)'.B4:'GPU (Demokritos)'.F4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5.253cm" chart:style-name="ch10">
              <text:p>ms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'GPU (Demokritos)'.B5:'GPU (Demokritos)'.F5" chart:label-cell-address="'GPU (Demokritos)'.A5:'GPU (Demokritos)'.A5" chart:class="chart:line">
            <chart:data-point chart:repeated="5"/>
          </chart:series>
          <chart:series chart:style-name="ch12" chart:values-cell-range-address="'GPU (Demokritos)'.B6:'GPU (Demokritos)'.F6" chart:label-cell-address="'GPU (Demokritos)'.A6:'GPU (Demokritos)'.A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GPU (Demokritos)'.B4:'GPU (Demokritos)'.F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TinyYoloV2</text:p>
                <draw:g>
                  <svg:desc>'GPU (Demokritos)'.A5:'GPU (Demokritos)'.A5</svg:desc>
                </draw:g>
              </table:table-cell>
              <table:table-cell office:value-type="float" office:value="0">
                <text:p>0</text:p>
                <draw:g>
                  <svg:desc>'GPU (Demokritos)'.B5:'GPU (Demokritos)'.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SDMobileNetV1</text:p>
                <draw:g>
                  <svg:desc>'GPU (Demokritos)'.A6:'GPU (Demokritos)'.A6</svg:desc>
                </draw:g>
              </table:table-cell>
              <table:table-cell office:value-type="float" office:value="0">
                <text:p>0</text:p>
                <draw:g>
                  <svg:desc>'GPU (Demokritos)'.B6:'GPU (Demokritos)'.F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a0bff4025e9a3a1ad7a2bba561fd78d173e2dc1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6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8.993cm" xlink:href=".." xlink:type="simple" chart:class="chart:line" chart:style-name="ch1">
        <chart:title svg:x="4.783cm" svg:y="0.315cm" chart:style-name="ch2">
          <text:p>Recognition (GPU, Demokritos)</text:p>
        </chart:title>
        <chart:subtitle svg:x="2.6cm" svg:y="1.273cm" chart:style-name="ch3">
          <text:p>Video: 5G-MEDIA.mp4 (00:02:09.961), Trainingset: 40 Images</text:p>
        </chart:subtitle>
        <chart:legend chart:legend-position="end" svg:x="11.989cm" svg:y="3.948cm" style:legend-expansion="high" chart:style-name="ch4"/>
        <chart:plot-area chart:style-name="ch5" table:cell-range-address="'GPU (Demokritos)'.A9:'GPU (Demokritos)'.F11" chart:data-source-has-labels="both" svg:x="1.331cm" svg:y="2.135cm" svg:width="10.338cm" svg:height="5.698cm">
          <chartooo:coordinate-region svg:x="2.058cm" svg:y="2.334cm" svg:width="9.424cm" svg:height="4.852cm"/>
          <chart:axis chart:dimension="x" chart:name="primary-x" chart:style-name="ch6" chartooo:axis-type="auto">
            <chartooo:date-scale/>
            <chart:title svg:x="6.231cm" svg:y="8.012cm" chart:style-name="ch7">
              <text:p>fps</text:p>
            </chart:title>
            <chart:categories table:cell-range-address="'GPU (Demokritos)'.B9:'GPU (Demokritos)'.F9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5.253cm" chart:style-name="ch10">
              <text:p>ms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'GPU (Demokritos)'.B10:'GPU (Demokritos)'.F10" chart:label-cell-address="'GPU (Demokritos)'.A10:'GPU (Demokritos)'.A10" chart:class="chart:line">
            <chart:data-point chart:repeated="5"/>
          </chart:series>
          <chart:series chart:style-name="ch12" chart:values-cell-range-address="'GPU (Demokritos)'.B11:'GPU (Demokritos)'.F11" chart:label-cell-address="'GPU (Demokritos)'.A11:'GPU (Demokritos)'.A1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GPU (Demokritos)'.B9:'GPU (Demokritos)'.F9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TinyYoloV2</text:p>
                <draw:g>
                  <svg:desc>'GPU (Demokritos)'.A10:'GPU (Demokritos)'.A10</svg:desc>
                </draw:g>
              </table:table-cell>
              <table:table-cell office:value-type="float" office:value="0">
                <text:p>0</text:p>
                <draw:g>
                  <svg:desc>'GPU (Demokritos)'.B10:'GPU (Demokritos)'.F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SDMobileNetV1</text:p>
                <draw:g>
                  <svg:desc>'GPU (Demokritos)'.A11:'GPU (Demokritos)'.A11</svg:desc>
                </draw:g>
              </table:table-cell>
              <table:table-cell office:value-type="float" office:value="0">
                <text:p>0</text:p>
                <draw:g>
                  <svg:desc>'GPU (Demokritos)'.B11:'GPU (Demokritos)'.F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a0bff4025e9a3a1ad7a2bba561fd78d173e2dc1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